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18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25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20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06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2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22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08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07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2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17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25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31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2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23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26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29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05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28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27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26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29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24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23 1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30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25 1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23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26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26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22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25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25 1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11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26 1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29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25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24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28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27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31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2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25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31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26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30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27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27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27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1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2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28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24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2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23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26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1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29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12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10-0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28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27 1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24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28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28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27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12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28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26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25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2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28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1-25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0-27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10-01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09-2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08-2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07-2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07-0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06-2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06-15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06-05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05-2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05-05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04-29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04-2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03-25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02-25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01-2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20-01-1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9-12-30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9-11-2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9-10-24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9-09-27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9-08-2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9-08-0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9-08-05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9-07-30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9-07-2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9-07-02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9-07-0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9-06-2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9-05-28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9-05-0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9-04-2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9-03-2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9-02-2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9-01-28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8-11-26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8-10-3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8-09-24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8-08-29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8-07-30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8-06-2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8-05-29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8-05-0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8-04-26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8-03-2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8-02-2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8-01-3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7-12-28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7-11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7-10-2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7-09-27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7-08-28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7-07-3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7-06-2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7-05-30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7-05-10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7-05-0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7-04-2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7-03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7-02-24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7-01-26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7-01-17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6-12-2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6-11-28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6-10-25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6-09-2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6-09-06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6-08-3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6-07-26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6-07-0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6-06-2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6-05-25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6-05-1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6-04-2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6-03-28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6-02-25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6-01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5-12-2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5-11-30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5-10-30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5-09-23 1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5-08-28 1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5-07-28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5-06-26 1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5-05-2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5-05-13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5-04-29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5-03-25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5-02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5-01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4-12-29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4-11-2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4-10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4-09-30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4-09-04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4-06-26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4-05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4-05-1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4-04-2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4-03-26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4-02-26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4-01-27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3-12-31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3-11-26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3-10-3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3-09-26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3-08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3-07-29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3-06-2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3-06-1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3-06-07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3-05-1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3-05-1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3-05-13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3-04-1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3-02-0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2-12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2-12-2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2-12-06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2-10-1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2-08-0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2-07-05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2-07-03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2-06-07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2-05-10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2-04-05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2-03-1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2-03-08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2-01-31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1-12-20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1-10-26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1-10-13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1-10-04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1-09-12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1-07-27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1-06-22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1-05-1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1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1-05-10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1-03-24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1-02-11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1-02-04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0-12-13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0-10-0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0-09-13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0-08-1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0-06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0-05-1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0-05-17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0-04-29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0-03-15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10-01-07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9-10-2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9-09-21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9-09-03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9-07-0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9-06-0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9-05-18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9-05-0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9-05-04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9-03-26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9-03-24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8-12-0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8-11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8-10-07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8-09-15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8-07-30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8-07-21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8-05-19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8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8-01-14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7-11-3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7-10-29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7-10-23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7-09-17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7-09-0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7-09-0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7-08-28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7-08-2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7-07-2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7-06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7-05-2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7-05-0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7-04-23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7-03-27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7-02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7-01-2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6-12-21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6-11-2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6-10-27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6-09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6-08-28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6-07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6-06-27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6-06-0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6-05-22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6-05-1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6-04-2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6-03-2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6-02-2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6-01-2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5-12-22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5-11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5-10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5-09-2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5-08-25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5-07-25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5-06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5-05-23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5-04-25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5-03-2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5-02-23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5-01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4-12-2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4-11-2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4-10-25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4-10-13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4-09-28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4-08-23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4-07-26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4-06-28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4-05-24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4-04-26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4-03-29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4-02-2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4-01-2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3-12-2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3-11-2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3-10-2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3-09-22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3-08-25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3-07-28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3-06-2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3-05-2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3-05-1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3-04-2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3-03-2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3-02-2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3-01-2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2-12-3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2-11-26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2-10-2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2-08-2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2-06-20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2-05-01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2-04-23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2-02-25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2-01-2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1-12-19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1-11-2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1-10-2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1-09-1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1-08-27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1-07-1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1-05-2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1-04-20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1-04-0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1-02-23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1-01-2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1-01-0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0-12-20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0-11-3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0-10-25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0-09-1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0-08-29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0-07-26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0-07-2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0-06-27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0-05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0-05-1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0-04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0-04-25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0-03-29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0-03-22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0-02-23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2000-01-25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9-12-23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9-11-22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9-10-25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9-09-20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9-08-2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9-08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9-08-1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9-07-2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9-06-28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9-05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9-05-1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9-04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9-04-2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9-03-2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9-02-2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9-01-2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8-12-2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8-11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8-09-2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8-09-1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8-09-0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8-08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8-07-2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8-06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8-05-2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8-05-1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8-04-2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8-03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8-02-2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8-01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7-12-17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7-11-25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7-09-24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7-09-11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7-08-28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7-08-0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7-07-0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7-06-0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7-05-08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7-05-06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7-04-14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7-03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7-01-31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6-12-0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6-10-31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6-10-0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6-09-0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6-08-06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6-06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6-06-05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6-05-20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6-05-0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6-04-03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6-03-01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6-02-05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6-01-31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6-01-0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5-12-04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5-11-09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5-10-0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5-09-1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5-09-0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5-08-0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5-07-0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5-06-07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5-05-1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5-05-0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5-04-0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5-02-0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5-01-03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4-12-0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4-11-04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4-10-0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4-09-1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4-08-3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4-08-05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4-06-01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4-05-16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4-04-20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4-03-1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4-01-1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3-12-0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3-11-0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3-10-05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3-09-13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3-09-02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3-08-0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3-07-02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3-06-0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3-05-11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3-04-22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3-03-0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3-02-09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3-01-05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2-12-0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2-11-0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2-10-01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2-09-16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2-09-09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2-08-03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2-07-0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2-06-0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2-05-0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2-05-0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2-04-0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2-03-02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2-01-3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2-01-0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1-12-02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1-11-0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1-10-02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1-09-11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1-09-0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1-08-02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1-07-03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1-05-1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1-05-0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1-04-0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1-03-05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1-02-01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1-01-02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0-12-03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0-11-01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0-10-03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0-09-1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0-09-0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0-08-02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0-07-0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0-06-0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0-05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0-05-0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0-04-02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0-03-0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0-02-05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90-01-02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9-11-3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9-11-02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9-10-0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9-09-0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9-08-01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9-07-1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9-06-0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9-05-09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9-05-02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9-04-0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9-03-02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9-02-01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9-01-0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8-12-0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8-10-3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8-10-06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8-09-2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8-09-0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8-08-01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8-07-05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8-05-31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8-05-1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8-05-0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8-03-3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8-02-2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8-01-29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8-01-0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7-11-3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7-11-1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7-10-0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7-09-1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7-09-0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7-08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7-06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7-06-0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7-04-3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7-04-0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7-02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7-02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7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6-12-0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6-10-14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6-09-1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6-07-2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6-07-04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6-06-0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6-05-09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6-04-04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6-03-07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6-02-14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6-01-03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5-12-0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5-10-0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5-09-06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5-08-1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5-06-2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5-05-1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5-04-3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5-03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5-03-0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5-01-0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4-12-0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4-11-06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4-10-0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4-09-1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4-08-0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4-07-03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4-06-1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4-05-09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4-04-0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4-02-01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4-01-04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3-11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3-10-3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3-10-04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3-09-1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3-08-3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3-08-0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3-07-0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3-05-3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3-05-1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3-05-0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3-04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3-03-0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3-02-02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3-01-0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2-12-0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2-11-01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2-10-0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2-09-1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2-09-03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2-07-29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2-06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2-06-0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2-05-04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2-04-0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2-03-0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2-02-01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2-01-0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1-12-0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1-10-3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1-10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1-09-2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1-08-27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1-08-0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1-06-1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1-05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1-04-3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1-04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1-03-0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1-02-0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1-01-0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0-12-0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0-11-0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0-10-0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0-09-1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0-09-0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0-07-3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0-07-0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0-06-0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0-03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80-02-2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9-12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9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9-06-2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9-05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9-05-1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9-05-0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9-03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9-01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8-12-1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8-12-0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8-11-06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8-10-1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8-09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8-09-0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8-07-3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8-06-30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8-06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8-05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8-04-0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8-03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8-02-23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8-01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8-01-1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7-12-3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7-12-0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7-10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7-09-23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7-05-0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7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6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6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6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6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6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6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6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6-05-07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6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6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5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7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69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6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6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3</text:p>
          </table:table-cell>
          <table:table-cell office:value-type="string" calcext:value-type="string">
            <text:p>BITHLO 3 WELL AT BITHLO, FL</text:p>
          </table:table-cell>
          <table:table-cell office:value-type="string" calcext:value-type="string">
            <text:p>196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226" meta:object-count="0"/>
    <meta:user-defined meta:name="AppVersion">3.0</meta:user-defined>
  </office:meta>
</office:document-meta>
</file>